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LINK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MODEL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8-03">
            <text:p>2020년 8월 3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long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1">2020-08-11</text:date>, <text:time>15:37:3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8-11T15:37:33.54</dc:date>
    <meta:print-date>2017-03-09T15:52:44Z</meta:print-date>
    <meta:editing-cycles>257</meta:editing-cycles>
    <meta:editing-duration>PT10H39M58S</meta:editing-duration>
    <meta:document-statistic meta:table-count="6" meta:cell-count="314" meta:object-count="0"/>
  </office:meta>
</office:document-meta>
</file>